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cm" style:line-height-at-least="0.176cm" fo:text-align="center" style:justify-single-word="false"/>
    </style:style>
    <style:style style:name="P2" style:family="paragraph" style:parent-style-name="Heading_20_1" style:list-style-name="WWNum1">
      <style:paragraph-properties fo:margin-left="0cm" fo:margin-right="0cm" fo:text-indent="0cm" style:auto-text-indent="false" fo:break-before="page"/>
    </style:style>
    <style:style style:name="T1" style:family="text">
      <style:text-properties fo:font-size="14pt" style:font-size-asian="14pt"/>
    </style:style>
    <style:style style:name="T2" style:family="text">
      <style:text-properties style:text-position="super 58%" fo:font-size="14pt" style:font-size-asian="14pt"/>
    </style:style>
    <style:style style:name="T3" style:family="text">
      <style:text-properties style:text-position="super 58%" style:font-name="Calibri" fo:font-size="12pt" style:font-name-asian="Calibri1" style:font-size-asian="12pt" style:font-name-complex="Calibri1"/>
    </style:style>
    <style:style style:name="T4" style:family="text">
      <style:text-properties style:use-window-font-color="true" fo:font-size="14pt" style:font-name-asian="Times New Roman"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0832967" text:style-name="WWNum1">
        <text:list-item>
          <text:h text:style-name="P2" text:outline-level="1">Abstract</text:h>
        </text:list-item>
      </text:list>
      <text:p text:style-name="P1"/>
      <text:p text:style-name="Standard"><text:span text:style-name="T1">Ever since the development of modern computers, there has been a constant effort to meet the exponentially growing demands for a robust computing platform that provides <text:s/>better and centralized storage, huge computing capability and greater accessibility. Clustered Computing, Grid Computing have been some of the offshoots of this process. One of the major developments that has caught the eye almost everyone worldwide is the emergence of Cloud Computing. Cloud computing is the use of computing resources (hardware and software) that are delivered as a service over a network (typically the Internet).</text:span><text:span text:style-name="T2"> [</text:span><text:a xlink:type="simple" xlink:href="#id.41mghml"><text:span text:style-name="Internet_20_link"><text:span text:style-name="T3">1</text:span></text:span></text:a><text:a xlink:type="simple" xlink:href="#id.41mghml"><text:span text:style-name="Internet_20_link"><text:span text:style-name="T2">]</text:span></text:span></text:a><text:span text:style-name="T2"> </text:span><text:span text:style-name="T1">Cloud Computing today, offers an array of services encompassing Infrastructure-as-a-Service (IaaS), Platform-as-a-Service (Paas) and Software-as-a-Service (SaaS). Although a lot of organizations have turned to Cloud for meeting their computational and data storage needs, Cloud Computing still isn’t at par with other technologies that exist today. Its relatively nascent nature provides excellent opportunities for development. </text:span><text:span text:style-name="T4">Computing systems are prone to errors and faults and a major amount of task is wasted in maintaining the system and bring it back to a stable state after a fault. This maintenance currently is handled by human resources in the cloud computing architecture. As a result of this a lot of resources in the form of money and manpower and efforts in the form of man months is wasted. We review the basic technologies available in the healing of computing systems in this document. This will give us an insight of features each of the approaches provide. We compare each of the available approaches based on identified criteria. Towards the end we also introduce our own mechanism for healing in the cloud computing architecture which will be transparent to the users of the cloud computing architecture and can be pushed into any existing cloud computing architecture.</text:span></text:p>
      <text:p text:style-name="Standard"><text:span text:style-name="T1"/></text:p>
      <text:p text:style-name="Standard"><text:span text:style-name="T1">The proposed mechanism focuses efforts to make a cloud computing environment reliable and robust by proposing an autonomic, self healing architecture. We adopt a holistic approach to the problem and aim at proposing an architecture that is general enough to be adopted by a wide range of existing systems. Some of the major challenges include selecting the appropriate actions for healing and reducing the overhead thus making healing lightweight and transparent, yet effective. The proposed system architecture makes use of data mining techniques to generate rules based on gathered system data from logs. The rules <text:s/>are used to make decisions of corrective action and hence carry out the self-healing mechanism.</text:span></text:p>
      <text:p text:style-name="Standard"><text:span text:style-name="T1"/></text:p>
      <text:p text:style-name="Standard"><text:span text:style-name="T1"/></text:p>
      <text:p text:style-name="IEEE_20_Abtract"><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Text_20_body" style:default-outline-level="1" style:list-style-name="" style:class="text">
      <style:paragraph-properties fo:margin-left="0cm" fo:margin-right="0cm" fo:margin-top="0.847cm" fo:margin-bottom="0cm" style:line-height-at-least="0.176cm" fo:text-align="justify" style:justify-single-word="false" fo:text-indent="0cm" style:auto-text-indent="false"/>
      <style:text-properties fo:font-variant="normal" fo:text-transform="none" fo:color="#365f91" style:text-line-through-style="solid" style:text-line-through-type="double" style:text-position="0% 100%" style:font-name="Cambria" fo:font-size="14pt" fo:font-style="normal" style:text-underline-style="none" fo:font-weight="bold" style:font-name-asian="Cambria1" style:font-size-asian="14pt" style:font-style-asian="normal" style:font-weight-asian="bold" style:font-name-complex="Cambria1"/>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nmay Kulkarni</meta:initial-creator>
    <meta:creation-date>2013-04-19T03:11:09</meta:creation-date>
    <dc:date>2013-04-19T03:22:27</dc:date>
    <dc:creator>Chinmay Kulkarni</dc:creator>
    <meta:editing-duration>PT8M57S</meta:editing-duration>
    <meta:editing-cycles>2</meta:editing-cycles>
    <meta:generator>LibreOffice/3.4$Linux LibreOffice_project/340m1$Build-402</meta:generator>
    <meta:document-statistic meta:table-count="0" meta:image-count="0" meta:object-count="0" meta:page-count="1" meta:paragraph-count="3" meta:word-count="404" meta:character-count="2621" meta:non-whitespace-character-count="2218"/>
  </office:meta>
</office:document-meta>
</file>